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3666214678276491772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357362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796842232423436621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619941436714747965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><text:soft-page-break/></text:p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3710104570963065709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<text:soft-page-break/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366681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2873557066569354355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349054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373971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ext:soft-page-break/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4045169065962725440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5357757" text:continue-list="list35373971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356024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1T15:15:51.21</dc:date>
    <dc:creator>iwabuchi ken</dc:creator>
    <meta:editing-duration>P1DT8H54M12S</meta:editing-duration>
    <meta:editing-cycles>42</meta:editing-cycles>
    <meta:generator>OpenOffice/4.1.3$Win32 OpenOffice.org_project/413m1$Build-9783</meta:generator>
    <meta:document-statistic meta:table-count="7" meta:image-count="0" meta:object-count="0" meta:page-count="6" meta:paragraph-count="150" meta:word-count="599" meta:character-count="3857"/>
  </office:meta>
</office:document-meta>
</file>